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original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65" calcext:value-type="float">
            <text:p>1.65E-05</text:p>
          </table:table-cell>
          <table:table-cell office:value-type="float" office:value="0.0006914" calcext:value-type="float">
            <text:p>0.0006914</text:p>
          </table:table-cell>
        </table:table-row>
        <table:table-row table:style-name="ro1">
          <table:table-cell office:value-type="float" office:value="0.0000696" calcext:value-type="float">
            <text:p>6.96E-05</text:p>
          </table:table-cell>
          <table:table-cell office:value-type="float" office:value="0.0014416" calcext:value-type="float">
            <text:p>0.0014416</text:p>
          </table:table-cell>
        </table:table-row>
        <table:table-row table:style-name="ro1">
          <table:table-cell office:value-type="float" office:value="0.0001675" calcext:value-type="float">
            <text:p>0.0001675</text:p>
          </table:table-cell>
          <table:table-cell office:value-type="float" office:value="0.0022554" calcext:value-type="float">
            <text:p>0.0022554</text:p>
          </table:table-cell>
        </table:table-row>
        <table:table-row table:style-name="ro1">
          <table:table-cell office:value-type="float" office:value="0.0003232" calcext:value-type="float">
            <text:p>0.0003232</text:p>
          </table:table-cell>
          <table:table-cell office:value-type="float" office:value="0.0031382" calcext:value-type="float">
            <text:p>0.0031382</text:p>
          </table:table-cell>
        </table:table-row>
        <table:table-row table:style-name="ro1">
          <table:table-cell office:value-type="float" office:value="0.0005508" calcext:value-type="float">
            <text:p>0.0005508</text:p>
          </table:table-cell>
          <table:table-cell office:value-type="float" office:value="0.0040959" calcext:value-type="float">
            <text:p>0.0040959</text:p>
          </table:table-cell>
        </table:table-row>
        <table:table-row table:style-name="ro1">
          <table:table-cell office:value-type="float" office:value="0.0008657" calcext:value-type="float">
            <text:p>0.0008657</text:p>
          </table:table-cell>
          <table:table-cell office:value-type="float" office:value="0.0051343" calcext:value-type="float">
            <text:p>0.0051343</text:p>
          </table:table-cell>
        </table:table-row>
        <table:table-row table:style-name="ro1">
          <table:table-cell office:value-type="float" office:value="0.0012868" calcext:value-type="float">
            <text:p>0.0012868</text:p>
          </table:table-cell>
          <table:table-cell office:value-type="float" office:value="0.0062598" calcext:value-type="float">
            <text:p>0.0062598</text:p>
          </table:table-cell>
        </table:table-row>
        <table:table-row table:style-name="ro1">
          <table:table-cell office:value-type="float" office:value="0.0018364" calcext:value-type="float">
            <text:p>0.0018364</text:p>
          </table:table-cell>
          <table:table-cell office:value-type="float" office:value="0.0074784" calcext:value-type="float">
            <text:p>0.0074784</text:p>
          </table:table-cell>
        </table:table-row>
        <table:table-row table:style-name="ro1">
          <table:table-cell office:value-type="float" office:value="0.0025441" calcext:value-type="float">
            <text:p>0.0025441</text:p>
          </table:table-cell>
          <table:table-cell office:value-type="float" office:value="0.0087958" calcext:value-type="float">
            <text:p>0.0087958</text:p>
          </table:table-cell>
        </table:table-row>
        <table:table-row table:style-name="ro1">
          <table:table-cell office:value-type="float" office:value="0.0034428" calcext:value-type="float">
            <text:p>0.0034428</text:p>
          </table:table-cell>
          <table:table-cell office:value-type="float" office:value="0.0102163" calcext:value-type="float">
            <text:p>0.0102163</text:p>
          </table:table-cell>
        </table:table-row>
        <table:table-row table:style-name="ro1">
          <table:table-cell office:value-type="float" office:value="0.0045704" calcext:value-type="float">
            <text:p>0.0045704</text:p>
          </table:table-cell>
          <table:table-cell office:value-type="float" office:value="0.0117419" calcext:value-type="float">
            <text:p>0.0117419</text:p>
          </table:table-cell>
        </table:table-row>
        <table:table-row table:style-name="ro1">
          <table:table-cell office:value-type="float" office:value="0.0059751" calcext:value-type="float">
            <text:p>0.0059751</text:p>
          </table:table-cell>
          <table:table-cell office:value-type="float" office:value="0.0133708" calcext:value-type="float">
            <text:p>0.0133708</text:p>
          </table:table-cell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0.0150951" calcext:value-type="float">
            <text:p>0.0150951</text:p>
          </table:table-cell>
        </table:table-row>
        <table:table-row table:style-name="ro1">
          <table:table-cell office:value-type="float" office:value="0.0098413" calcext:value-type="float">
            <text:p>0.0098413</text:p>
          </table:table-cell>
          <table:table-cell office:value-type="float" office:value="0.0168984" calcext:value-type="float">
            <text:p>0.0168984</text:p>
          </table:table-cell>
        </table:table-row>
        <table:table-row table:style-name="ro1">
          <table:table-cell office:value-type="float" office:value="0.0124479" calcext:value-type="float">
            <text:p>0.0124479</text:p>
          </table:table-cell>
          <table:table-cell office:value-type="float" office:value="0.0187537" calcext:value-type="float">
            <text:p>0.0187537</text:p>
          </table:table-cell>
        </table:table-row>
        <table:table-row table:style-name="ro1">
          <table:table-cell office:value-type="float" office:value="0.0156171" calcext:value-type="float">
            <text:p>0.0156171</text:p>
          </table:table-cell>
          <table:table-cell office:value-type="float" office:value="0.020622" calcext:value-type="float">
            <text:p>0.020622</text:p>
          </table:table-cell>
        </table:table-row>
        <table:table-row table:style-name="ro1">
          <table:table-cell office:value-type="float" office:value="0.0194609" calcext:value-type="float">
            <text:p>0.0194609</text:p>
          </table:table-cell>
          <table:table-cell office:value-type="float" office:value="0.0224545" calcext:value-type="float">
            <text:p>0.0224545</text:p>
          </table:table-cell>
        </table:table-row>
        <table:table-row table:style-name="ro1">
          <table:table-cell office:value-type="float" office:value="0.0241067" calcext:value-type="float">
            <text:p>0.0241067</text:p>
          </table:table-cell>
          <table:table-cell office:value-type="float" office:value="0.0242004" calcext:value-type="float">
            <text:p>0.0242004</text:p>
          </table:table-cell>
        </table:table-row>
        <table:table-row table:style-name="ro1">
          <table:table-cell office:value-type="float" office:value="0.0297008" calcext:value-type="float">
            <text:p>0.0297008</text:p>
          </table:table-cell>
          <table:table-cell office:value-type="float" office:value="0.0258245" calcext:value-type="float">
            <text:p>0.0258245</text:p>
          </table:table-cell>
        </table:table-row>
        <table:table-row table:style-name="ro1">
          <table:table-cell office:value-type="float" office:value="0.0364261" calcext:value-type="float">
            <text:p>0.0364261</text:p>
          </table:table-cell>
          <table:table-cell office:value-type="float" office:value="0.0273317" calcext:value-type="float">
            <text:p>0.0273317</text:p>
          </table:table-cell>
        </table:table-row>
        <table:table-row table:style-name="ro1">
          <table:table-cell office:value-type="float" office:value="0.0444852" calcext:value-type="float">
            <text:p>0.0444852</text:p>
          </table:table-cell>
          <table:table-cell office:value-type="float" office:value="0.0287912" calcext:value-type="float">
            <text:p>0.0287912</text:p>
          </table:table-cell>
        </table:table-row>
        <table:table-row table:style-name="ro1">
          <table:table-cell office:value-type="float" office:value="0.0541248" calcext:value-type="float">
            <text:p>0.0541248</text:p>
          </table:table-cell>
          <table:table-cell office:value-type="float" office:value="0.0303278" calcext:value-type="float">
            <text:p>0.0303278</text:p>
          </table:table-cell>
        </table:table-row>
        <table:table-row table:style-name="ro1">
          <table:table-cell office:value-type="float" office:value="0.0656303" calcext:value-type="float">
            <text:p>0.0656303</text:p>
          </table:table-cell>
          <table:table-cell office:value-type="float" office:value="0.0320138" calcext:value-type="float">
            <text:p>0.0320138</text:p>
          </table:table-cell>
        </table:table-row>
        <table:table-row table:style-name="ro1">
          <table:table-cell office:value-type="float" office:value="0.0793366" calcext:value-type="float">
            <text:p>0.0793366</text:p>
          </table:table-cell>
          <table:table-cell office:value-type="float" office:value="0.0338372" calcext:value-type="float">
            <text:p>0.0338372</text:p>
          </table:table-cell>
        </table:table-row>
        <table:table-row table:style-name="ro1">
          <table:table-cell office:value-type="float" office:value="0.0956354" calcext:value-type="float">
            <text:p>0.0956354</text:p>
          </table:table-cell>
          <table:table-cell office:value-type="float" office:value="0.0357742" calcext:value-type="float">
            <text:p>0.0357742</text:p>
          </table:table-cell>
        </table:table-row>
        <table:table-row table:style-name="ro1">
          <table:table-cell office:value-type="float" office:value="0.1149796" calcext:value-type="float">
            <text:p>0.1149796</text:p>
          </table:table-cell>
          <table:table-cell office:value-type="float" office:value="0.0377923" calcext:value-type="float">
            <text:p>0.0377923</text:p>
          </table:table-cell>
        </table:table-row>
        <table:table-row table:style-name="ro1">
          <table:table-cell office:value-type="float" office:value="0.1378963" calcext:value-type="float">
            <text:p>0.1378963</text:p>
          </table:table-cell>
          <table:table-cell office:value-type="float" office:value="0.0398522" calcext:value-type="float">
            <text:p>0.0398522</text:p>
          </table:table-cell>
        </table:table-row>
        <table:table-row table:style-name="ro1">
          <table:table-cell office:value-type="float" office:value="0.1649976" calcext:value-type="float">
            <text:p>0.1649976</text:p>
          </table:table-cell>
          <table:table-cell office:value-type="float" office:value="0.0419089" calcext:value-type="float">
            <text:p>0.0419089</text:p>
          </table:table-cell>
        </table:table-row>
        <table:table-row table:style-name="ro1">
          <table:table-cell office:value-type="float" office:value="0.1919327" calcext:value-type="float">
            <text:p>0.1919327</text:p>
          </table:table-cell>
          <table:table-cell office:value-type="float" office:value="0.0436214" calcext:value-type="float">
            <text:p>0.0436214</text:p>
          </table:table-cell>
        </table:table-row>
        <table:table-row table:style-name="ro1">
          <table:table-cell office:value-type="float" office:value="0.2187096" calcext:value-type="float">
            <text:p>0.2187096</text:p>
          </table:table-cell>
          <table:table-cell office:value-type="float" office:value="0.0450507" calcext:value-type="float">
            <text:p>0.0450507</text:p>
          </table:table-cell>
        </table:table-row>
        <table:table-row table:style-name="ro1">
          <table:table-cell office:value-type="float" office:value="0.245331" calcext:value-type="float">
            <text:p>0.245331</text:p>
          </table:table-cell>
          <table:table-cell office:value-type="float" office:value="0.0462358" calcext:value-type="float">
            <text:p>0.0462358</text:p>
          </table:table-cell>
        </table:table-row>
        <table:table-row table:style-name="ro1">
          <table:table-cell office:value-type="float" office:value="0.2717978" calcext:value-type="float">
            <text:p>0.2717978</text:p>
          </table:table-cell>
          <table:table-cell office:value-type="float" office:value="0.0471987" calcext:value-type="float">
            <text:p>0.0471987</text:p>
          </table:table-cell>
        </table:table-row>
        <table:table-row table:style-name="ro1">
          <table:table-cell office:value-type="float" office:value="0.2981113" calcext:value-type="float">
            <text:p>0.2981113</text:p>
          </table:table-cell>
          <table:table-cell office:value-type="float" office:value="0.0479494" calcext:value-type="float">
            <text:p>0.0479494</text:p>
          </table:table-cell>
        </table:table-row>
        <table:table-row table:style-name="ro1">
          <table:table-cell office:value-type="float" office:value="0.3242726" calcext:value-type="float">
            <text:p>0.3242726</text:p>
          </table:table-cell>
          <table:table-cell office:value-type="float" office:value="0.0484902" calcext:value-type="float">
            <text:p>0.0484902</text:p>
          </table:table-cell>
        </table:table-row>
        <table:table-row table:style-name="ro1">
          <table:table-cell office:value-type="float" office:value="0.350283" calcext:value-type="float">
            <text:p>0.350283</text:p>
          </table:table-cell>
          <table:table-cell office:value-type="float" office:value="0.0488183" calcext:value-type="float">
            <text:p>0.0488183</text:p>
          </table:table-cell>
        </table:table-row>
        <table:table-row table:style-name="ro1">
          <table:table-cell office:value-type="float" office:value="0.3761446" calcext:value-type="float">
            <text:p>0.3761446</text:p>
          </table:table-cell>
          <table:table-cell office:value-type="float" office:value="0.0489296" calcext:value-type="float">
            <text:p>0.0489296</text:p>
          </table:table-cell>
        </table:table-row>
        <table:table-row table:style-name="ro1">
          <table:table-cell office:value-type="float" office:value="0.4018567" calcext:value-type="float">
            <text:p>0.4018567</text:p>
          </table:table-cell>
          <table:table-cell office:value-type="float" office:value="0.0488202" calcext:value-type="float">
            <text:p>0.0488202</text:p>
          </table:table-cell>
        </table:table-row>
        <table:table-row table:style-name="ro1">
          <table:table-cell office:value-type="float" office:value="0.4274223" calcext:value-type="float">
            <text:p>0.4274223</text:p>
          </table:table-cell>
          <table:table-cell office:value-type="float" office:value="0.0484833" calcext:value-type="float">
            <text:p>0.0484833</text:p>
          </table:table-cell>
        </table:table-row>
        <table:table-row table:style-name="ro1">
          <table:table-cell office:value-type="float" office:value="0.4528441" calcext:value-type="float">
            <text:p>0.4528441</text:p>
          </table:table-cell>
          <table:table-cell office:value-type="float" office:value="0.0479351" calcext:value-type="float">
            <text:p>0.0479351</text:p>
          </table:table-cell>
        </table:table-row>
        <table:table-row table:style-name="ro1">
          <table:table-cell office:value-type="float" office:value="0.4781197" calcext:value-type="float">
            <text:p>0.4781197</text:p>
          </table:table-cell>
          <table:table-cell office:value-type="float" office:value="0.0471661" calcext:value-type="float">
            <text:p>0.0471661</text:p>
          </table:table-cell>
        </table:table-row>
        <table:table-row table:style-name="ro1">
          <table:table-cell office:value-type="float" office:value="0.5032514" calcext:value-type="float">
            <text:p>0.5032514</text:p>
          </table:table-cell>
          <table:table-cell office:value-type="float" office:value="0.0461903" calcext:value-type="float">
            <text:p>0.0461903</text:p>
          </table:table-cell>
        </table:table-row>
        <table:table-row table:style-name="ro1">
          <table:table-cell office:value-type="float" office:value="0.5282426" calcext:value-type="float">
            <text:p>0.5282426</text:p>
          </table:table-cell>
          <table:table-cell office:value-type="float" office:value="0.0450209" calcext:value-type="float">
            <text:p>0.0450209</text:p>
          </table:table-cell>
        </table:table-row>
        <table:table-row table:style-name="ro1">
          <table:table-cell office:value-type="float" office:value="0.5530937" calcext:value-type="float">
            <text:p>0.5530937</text:p>
          </table:table-cell>
          <table:table-cell office:value-type="float" office:value="0.0436741" calcext:value-type="float">
            <text:p>0.0436741</text:p>
          </table:table-cell>
        </table:table-row>
        <table:table-row table:style-name="ro1">
          <table:table-cell office:value-type="float" office:value="0.5778043" calcext:value-type="float">
            <text:p>0.5778043</text:p>
          </table:table-cell>
          <table:table-cell office:value-type="float" office:value="0.0421684" calcext:value-type="float">
            <text:p>0.0421684</text:p>
          </table:table-cell>
        </table:table-row>
        <table:table-row table:style-name="ro1">
          <table:table-cell office:value-type="float" office:value="0.6023757" calcext:value-type="float">
            <text:p>0.6023757</text:p>
          </table:table-cell>
          <table:table-cell office:value-type="float" office:value="0.0405241" calcext:value-type="float">
            <text:p>0.0405241</text:p>
          </table:table-cell>
        </table:table-row>
        <table:table-row table:style-name="ro1">
          <table:table-cell office:value-type="float" office:value="0.6268104" calcext:value-type="float">
            <text:p>0.6268104</text:p>
          </table:table-cell>
          <table:table-cell office:value-type="float" office:value="0.0387613" calcext:value-type="float">
            <text:p>0.0387613</text:p>
          </table:table-cell>
        </table:table-row>
        <table:table-row table:style-name="ro1">
          <table:table-cell office:value-type="float" office:value="0.6511093" calcext:value-type="float">
            <text:p>0.6511093</text:p>
          </table:table-cell>
          <table:table-cell office:value-type="float" office:value="0.036899" calcext:value-type="float">
            <text:p>0.036899</text:p>
          </table:table-cell>
        </table:table-row>
        <table:table-row table:style-name="ro1">
          <table:table-cell office:value-type="float" office:value="0.6752726" calcext:value-type="float">
            <text:p>0.6752726</text:p>
          </table:table-cell>
          <table:table-cell office:value-type="float" office:value="0.0349542" calcext:value-type="float">
            <text:p>0.0349542</text:p>
          </table:table-cell>
        </table:table-row>
        <table:table-row table:style-name="ro1">
          <table:table-cell office:value-type="float" office:value="0.6993027" calcext:value-type="float">
            <text:p>0.6993027</text:p>
          </table:table-cell>
          <table:table-cell office:value-type="float" office:value="0.0329402" calcext:value-type="float">
            <text:p>0.0329402</text:p>
          </table:table-cell>
        </table:table-row>
        <table:table-row table:style-name="ro1">
          <table:table-cell office:value-type="float" office:value="0.7231995" calcext:value-type="float">
            <text:p>0.7231995</text:p>
          </table:table-cell>
          <table:table-cell office:value-type="float" office:value="0.0308662" calcext:value-type="float">
            <text:p>0.0308662</text:p>
          </table:table-cell>
        </table:table-row>
        <table:table-row table:style-name="ro1">
          <table:table-cell office:value-type="float" office:value="0.7469658" calcext:value-type="float">
            <text:p>0.7469658</text:p>
          </table:table-cell>
          <table:table-cell office:value-type="float" office:value="0.0287365" calcext:value-type="float">
            <text:p>0.0287365</text:p>
          </table:table-cell>
        </table:table-row>
        <table:table-row table:style-name="ro1">
          <table:table-cell office:value-type="float" office:value="0.7705998" calcext:value-type="float">
            <text:p>0.7705998</text:p>
          </table:table-cell>
          <table:table-cell office:value-type="float" office:value="0.0265505" calcext:value-type="float">
            <text:p>0.0265505</text:p>
          </table:table-cell>
        </table:table-row>
        <table:table-row table:style-name="ro1">
          <table:table-cell office:value-type="float" office:value="0.7941055" calcext:value-type="float">
            <text:p>0.7941055</text:p>
          </table:table-cell>
          <table:table-cell office:value-type="float" office:value="0.0243027" calcext:value-type="float">
            <text:p>0.0243027</text:p>
          </table:table-cell>
        </table:table-row>
        <table:table-row table:style-name="ro1">
          <table:table-cell office:value-type="float" office:value="0.8174828" calcext:value-type="float">
            <text:p>0.8174828</text:p>
          </table:table-cell>
          <table:table-cell office:value-type="float" office:value="0.0219842" calcext:value-type="float">
            <text:p>0.0219842</text:p>
          </table:table-cell>
        </table:table-row>
        <table:table-row table:style-name="ro1">
          <table:table-cell office:value-type="float" office:value="0.8407324" calcext:value-type="float">
            <text:p>0.8407324</text:p>
          </table:table-cell>
          <table:table-cell office:value-type="float" office:value="0.0195838" calcext:value-type="float">
            <text:p>0.0195838</text:p>
          </table:table-cell>
        </table:table-row>
        <table:table-row table:style-name="ro1">
          <table:table-cell office:value-type="float" office:value="0.8638564" calcext:value-type="float">
            <text:p>0.8638564</text:p>
          </table:table-cell>
          <table:table-cell office:value-type="float" office:value="0.0170915" calcext:value-type="float">
            <text:p>0.0170915</text:p>
          </table:table-cell>
        </table:table-row>
        <table:table-row table:style-name="ro1">
          <table:table-cell office:value-type="float" office:value="0.8868235" calcext:value-type="float">
            <text:p>0.8868235</text:p>
          </table:table-cell>
          <table:table-cell office:value-type="float" office:value="0.0145051" calcext:value-type="float">
            <text:p>0.0145051</text:p>
          </table:table-cell>
        </table:table-row>
        <table:table-row table:style-name="ro1">
          <table:table-cell office:value-type="float" office:value="0.9061905" calcext:value-type="float">
            <text:p>0.9061905</text:p>
          </table:table-cell>
          <table:table-cell office:value-type="float" office:value="0.0122389" calcext:value-type="float">
            <text:p>0.0122389</text:p>
          </table:table-cell>
        </table:table-row>
        <table:table-row table:style-name="ro1">
          <table:table-cell office:value-type="float" office:value="0.9225336" calcext:value-type="float">
            <text:p>0.9225336</text:p>
          </table:table-cell>
          <table:table-cell office:value-type="float" office:value="0.0102727" calcext:value-type="float">
            <text:p>0.0102727</text:p>
          </table:table-cell>
        </table:table-row>
        <table:table-row table:style-name="ro1">
          <table:table-cell office:value-type="float" office:value="0.9363346" calcext:value-type="float">
            <text:p>0.9363346</text:p>
          </table:table-cell>
          <table:table-cell office:value-type="float" office:value="0.0085827" calcext:value-type="float">
            <text:p>0.0085827</text:p>
          </table:table-cell>
        </table:table-row>
        <table:table-row table:style-name="ro1">
          <table:table-cell office:value-type="float" office:value="0.9479946" calcext:value-type="float">
            <text:p>0.9479946</text:p>
          </table:table-cell>
          <table:table-cell office:value-type="float" office:value="0.0071423" calcext:value-type="float">
            <text:p>0.0071423</text:p>
          </table:table-cell>
        </table:table-row>
        <table:table-row table:style-name="ro1">
          <table:table-cell office:value-type="float" office:value="0.9578511" calcext:value-type="float">
            <text:p>0.9578511</text:p>
          </table:table-cell>
          <table:table-cell office:value-type="float" office:value="0.0059224" calcext:value-type="float">
            <text:p>0.0059224</text:p>
          </table:table-cell>
        </table:table-row>
        <table:table-row table:style-name="ro1">
          <table:table-cell office:value-type="float" office:value="0.966186" calcext:value-type="float">
            <text:p>0.966186</text:p>
          </table:table-cell>
          <table:table-cell office:value-type="float" office:value="0.0048907" calcext:value-type="float">
            <text:p>0.0048907</text:p>
          </table:table-cell>
        </table:table-row>
        <table:table-row table:style-name="ro1">
          <table:table-cell office:value-type="float" office:value="0.9732361" calcext:value-type="float">
            <text:p>0.9732361</text:p>
          </table:table-cell>
          <table:table-cell office:value-type="float" office:value="0.004018" calcext:value-type="float">
            <text:p>0.004018</text:p>
          </table:table-cell>
        </table:table-row>
        <table:table-row table:style-name="ro1">
          <table:table-cell office:value-type="float" office:value="0.979202" calcext:value-type="float">
            <text:p>0.979202</text:p>
          </table:table-cell>
          <table:table-cell office:value-type="float" office:value="0.0032796" calcext:value-type="float">
            <text:p>0.0032796</text:p>
          </table:table-cell>
        </table:table-row>
        <table:table-row table:style-name="ro1">
          <table:table-cell office:value-type="float" office:value="0.9842508" calcext:value-type="float">
            <text:p>0.9842508</text:p>
          </table:table-cell>
          <table:table-cell office:value-type="float" office:value="0.0026547" calcext:value-type="float">
            <text:p>0.0026547</text:p>
          </table:table-cell>
        </table:table-row>
        <table:table-row table:style-name="ro1">
          <table:table-cell office:value-type="float" office:value="0.9885252" calcext:value-type="float">
            <text:p>0.9885252</text:p>
          </table:table-cell>
          <table:table-cell office:value-type="float" office:value="0.0021257" calcext:value-type="float">
            <text:p>0.0021257</text:p>
          </table:table-cell>
        </table:table-row>
        <table:table-row table:style-name="ro1">
          <table:table-cell office:value-type="float" office:value="0.9921438" calcext:value-type="float">
            <text:p>0.9921438</text:p>
          </table:table-cell>
          <table:table-cell office:value-type="float" office:value="0.0016778" calcext:value-type="float">
            <text:p>0.0016778</text:p>
          </table:table-cell>
        </table:table-row>
        <table:table-row table:style-name="ro1">
          <table:table-cell office:value-type="float" office:value="0.995208" calcext:value-type="float">
            <text:p>0.995208</text:p>
          </table:table-cell>
          <table:table-cell office:value-type="float" office:value="0.0012985" calcext:value-type="float">
            <text:p>0.0012985</text:p>
          </table:table-cell>
        </table:table-row>
        <table:table-row table:style-name="ro1">
          <table:table-cell office:value-type="float" office:value="0.997803" calcext:value-type="float">
            <text:p>0.997803</text:p>
          </table:table-cell>
          <table:table-cell office:value-type="float" office:value="0.0009773" calcext:value-type="float">
            <text:p>0.0009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7052" calcext:value-type="float">
            <text:p>0.0007052</text:p>
          </table:table-cell>
        </table:table-row>
      </table:table>
      <table:table table:name="bad points removed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96" calcext:value-type="float">
            <text:p>6.96E-05</text:p>
          </table:table-cell>
          <table:table-cell office:value-type="float" office:value="0.0014416" calcext:value-type="float">
            <text:p>0.0014416</text:p>
          </table:table-cell>
        </table:table-row>
        <table:table-row table:style-name="ro1">
          <table:table-cell office:value-type="float" office:value="0.0001675" calcext:value-type="float">
            <text:p>0.0001675</text:p>
          </table:table-cell>
          <table:table-cell office:value-type="float" office:value="0.0022554" calcext:value-type="float">
            <text:p>0.0022554</text:p>
          </table:table-cell>
        </table:table-row>
        <table:table-row table:style-name="ro1">
          <table:table-cell office:value-type="float" office:value="0.0003232" calcext:value-type="float">
            <text:p>0.0003232</text:p>
          </table:table-cell>
          <table:table-cell office:value-type="float" office:value="0.0031382" calcext:value-type="float">
            <text:p>0.0031382</text:p>
          </table:table-cell>
        </table:table-row>
        <table:table-row table:style-name="ro1">
          <table:table-cell office:value-type="float" office:value="0.0005508" calcext:value-type="float">
            <text:p>0.0005508</text:p>
          </table:table-cell>
          <table:table-cell office:value-type="float" office:value="0.0040959" calcext:value-type="float">
            <text:p>0.0040959</text:p>
          </table:table-cell>
        </table:table-row>
        <table:table-row table:style-name="ro1">
          <table:table-cell office:value-type="float" office:value="0.0008657" calcext:value-type="float">
            <text:p>0.0008657</text:p>
          </table:table-cell>
          <table:table-cell office:value-type="float" office:value="0.0051343" calcext:value-type="float">
            <text:p>0.0051343</text:p>
          </table:table-cell>
        </table:table-row>
        <table:table-row table:style-name="ro1">
          <table:table-cell office:value-type="float" office:value="0.0012868" calcext:value-type="float">
            <text:p>0.0012868</text:p>
          </table:table-cell>
          <table:table-cell office:value-type="float" office:value="0.0062598" calcext:value-type="float">
            <text:p>0.0062598</text:p>
          </table:table-cell>
        </table:table-row>
        <table:table-row table:style-name="ro1">
          <table:table-cell office:value-type="float" office:value="0.0018364" calcext:value-type="float">
            <text:p>0.0018364</text:p>
          </table:table-cell>
          <table:table-cell office:value-type="float" office:value="0.0074784" calcext:value-type="float">
            <text:p>0.0074784</text:p>
          </table:table-cell>
        </table:table-row>
        <table:table-row table:style-name="ro1">
          <table:table-cell office:value-type="float" office:value="0.0025441" calcext:value-type="float">
            <text:p>0.0025441</text:p>
          </table:table-cell>
          <table:table-cell office:value-type="float" office:value="0.0087958" calcext:value-type="float">
            <text:p>0.0087958</text:p>
          </table:table-cell>
        </table:table-row>
        <table:table-row table:style-name="ro1">
          <table:table-cell office:value-type="float" office:value="0.0034428" calcext:value-type="float">
            <text:p>0.0034428</text:p>
          </table:table-cell>
          <table:table-cell office:value-type="float" office:value="0.0102163" calcext:value-type="float">
            <text:p>0.0102163</text:p>
          </table:table-cell>
        </table:table-row>
        <table:table-row table:style-name="ro1">
          <table:table-cell office:value-type="float" office:value="0.0045704" calcext:value-type="float">
            <text:p>0.0045704</text:p>
          </table:table-cell>
          <table:table-cell office:value-type="float" office:value="0.0117419" calcext:value-type="float">
            <text:p>0.0117419</text:p>
          </table:table-cell>
        </table:table-row>
        <table:table-row table:style-name="ro1">
          <table:table-cell office:value-type="float" office:value="0.0059751" calcext:value-type="float">
            <text:p>0.0059751</text:p>
          </table:table-cell>
          <table:table-cell office:value-type="float" office:value="0.0133708" calcext:value-type="float">
            <text:p>0.0133708</text:p>
          </table:table-cell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0.0150951" calcext:value-type="float">
            <text:p>0.0150951</text:p>
          </table:table-cell>
        </table:table-row>
        <table:table-row table:style-name="ro1">
          <table:table-cell office:value-type="float" office:value="0.0098413" calcext:value-type="float">
            <text:p>0.0098413</text:p>
          </table:table-cell>
          <table:table-cell office:value-type="float" office:value="0.0168984" calcext:value-type="float">
            <text:p>0.0168984</text:p>
          </table:table-cell>
        </table:table-row>
        <table:table-row table:style-name="ro1">
          <table:table-cell office:value-type="float" office:value="0.0124479" calcext:value-type="float">
            <text:p>0.0124479</text:p>
          </table:table-cell>
          <table:table-cell office:value-type="float" office:value="0.0187537" calcext:value-type="float">
            <text:p>0.0187537</text:p>
          </table:table-cell>
        </table:table-row>
        <table:table-row table:style-name="ro1">
          <table:table-cell office:value-type="float" office:value="0.0156171" calcext:value-type="float">
            <text:p>0.0156171</text:p>
          </table:table-cell>
          <table:table-cell office:value-type="float" office:value="0.020622" calcext:value-type="float">
            <text:p>0.020622</text:p>
          </table:table-cell>
        </table:table-row>
        <table:table-row table:style-name="ro1">
          <table:table-cell office:value-type="float" office:value="0.0194609" calcext:value-type="float">
            <text:p>0.0194609</text:p>
          </table:table-cell>
          <table:table-cell office:value-type="float" office:value="0.0224545" calcext:value-type="float">
            <text:p>0.0224545</text:p>
          </table:table-cell>
        </table:table-row>
        <table:table-row table:style-name="ro1">
          <table:table-cell office:value-type="float" office:value="0.0241067" calcext:value-type="float">
            <text:p>0.0241067</text:p>
          </table:table-cell>
          <table:table-cell office:value-type="float" office:value="0.0242004" calcext:value-type="float">
            <text:p>0.0242004</text:p>
          </table:table-cell>
        </table:table-row>
        <table:table-row table:style-name="ro1">
          <table:table-cell office:value-type="float" office:value="0.0297008" calcext:value-type="float">
            <text:p>0.0297008</text:p>
          </table:table-cell>
          <table:table-cell office:value-type="float" office:value="0.0258245" calcext:value-type="float">
            <text:p>0.0258245</text:p>
          </table:table-cell>
        </table:table-row>
        <table:table-row table:style-name="ro1">
          <table:table-cell office:value-type="float" office:value="0.0364261" calcext:value-type="float">
            <text:p>0.0364261</text:p>
          </table:table-cell>
          <table:table-cell office:value-type="float" office:value="0.0273317" calcext:value-type="float">
            <text:p>0.0273317</text:p>
          </table:table-cell>
        </table:table-row>
        <table:table-row table:style-name="ro1">
          <table:table-cell office:value-type="float" office:value="0.0444852" calcext:value-type="float">
            <text:p>0.0444852</text:p>
          </table:table-cell>
          <table:table-cell office:value-type="float" office:value="0.0287912" calcext:value-type="float">
            <text:p>0.0287912</text:p>
          </table:table-cell>
        </table:table-row>
        <table:table-row table:style-name="ro1">
          <table:table-cell office:value-type="float" office:value="0.0541248" calcext:value-type="float">
            <text:p>0.0541248</text:p>
          </table:table-cell>
          <table:table-cell office:value-type="float" office:value="0.0303278" calcext:value-type="float">
            <text:p>0.0303278</text:p>
          </table:table-cell>
        </table:table-row>
        <table:table-row table:style-name="ro1">
          <table:table-cell office:value-type="float" office:value="0.0656303" calcext:value-type="float">
            <text:p>0.0656303</text:p>
          </table:table-cell>
          <table:table-cell office:value-type="float" office:value="0.0320138" calcext:value-type="float">
            <text:p>0.0320138</text:p>
          </table:table-cell>
        </table:table-row>
        <table:table-row table:style-name="ro1">
          <table:table-cell office:value-type="float" office:value="0.0793366" calcext:value-type="float">
            <text:p>0.0793366</text:p>
          </table:table-cell>
          <table:table-cell office:value-type="float" office:value="0.0338372" calcext:value-type="float">
            <text:p>0.0338372</text:p>
          </table:table-cell>
        </table:table-row>
        <table:table-row table:style-name="ro1">
          <table:table-cell office:value-type="float" office:value="0.0956354" calcext:value-type="float">
            <text:p>0.0956354</text:p>
          </table:table-cell>
          <table:table-cell office:value-type="float" office:value="0.0357742" calcext:value-type="float">
            <text:p>0.0357742</text:p>
          </table:table-cell>
        </table:table-row>
        <table:table-row table:style-name="ro1">
          <table:table-cell office:value-type="float" office:value="0.1149796" calcext:value-type="float">
            <text:p>0.1149796</text:p>
          </table:table-cell>
          <table:table-cell office:value-type="float" office:value="0.0377923" calcext:value-type="float">
            <text:p>0.0377923</text:p>
          </table:table-cell>
        </table:table-row>
        <table:table-row table:style-name="ro1">
          <table:table-cell office:value-type="float" office:value="0.1378963" calcext:value-type="float">
            <text:p>0.1378963</text:p>
          </table:table-cell>
          <table:table-cell office:value-type="float" office:value="0.0398522" calcext:value-type="float">
            <text:p>0.0398522</text:p>
          </table:table-cell>
        </table:table-row>
        <table:table-row table:style-name="ro1">
          <table:table-cell office:value-type="float" office:value="0.1649976" calcext:value-type="float">
            <text:p>0.1649976</text:p>
          </table:table-cell>
          <table:table-cell office:value-type="float" office:value="0.0419089" calcext:value-type="float">
            <text:p>0.0419089</text:p>
          </table:table-cell>
        </table:table-row>
        <table:table-row table:style-name="ro1">
          <table:table-cell office:value-type="float" office:value="0.1919327" calcext:value-type="float">
            <text:p>0.1919327</text:p>
          </table:table-cell>
          <table:table-cell office:value-type="float" office:value="0.0436214" calcext:value-type="float">
            <text:p>0.0436214</text:p>
          </table:table-cell>
        </table:table-row>
        <table:table-row table:style-name="ro1">
          <table:table-cell office:value-type="float" office:value="0.2187096" calcext:value-type="float">
            <text:p>0.2187096</text:p>
          </table:table-cell>
          <table:table-cell office:value-type="float" office:value="0.0450507" calcext:value-type="float">
            <text:p>0.0450507</text:p>
          </table:table-cell>
        </table:table-row>
        <table:table-row table:style-name="ro1">
          <table:table-cell office:value-type="float" office:value="0.245331" calcext:value-type="float">
            <text:p>0.245331</text:p>
          </table:table-cell>
          <table:table-cell office:value-type="float" office:value="0.0462358" calcext:value-type="float">
            <text:p>0.0462358</text:p>
          </table:table-cell>
        </table:table-row>
        <table:table-row table:style-name="ro1">
          <table:table-cell office:value-type="float" office:value="0.2717978" calcext:value-type="float">
            <text:p>0.2717978</text:p>
          </table:table-cell>
          <table:table-cell office:value-type="float" office:value="0.0471987" calcext:value-type="float">
            <text:p>0.0471987</text:p>
          </table:table-cell>
        </table:table-row>
        <table:table-row table:style-name="ro1">
          <table:table-cell office:value-type="float" office:value="0.2981113" calcext:value-type="float">
            <text:p>0.2981113</text:p>
          </table:table-cell>
          <table:table-cell office:value-type="float" office:value="0.0479494" calcext:value-type="float">
            <text:p>0.0479494</text:p>
          </table:table-cell>
        </table:table-row>
        <table:table-row table:style-name="ro1">
          <table:table-cell office:value-type="float" office:value="0.3242726" calcext:value-type="float">
            <text:p>0.3242726</text:p>
          </table:table-cell>
          <table:table-cell office:value-type="float" office:value="0.0484902" calcext:value-type="float">
            <text:p>0.0484902</text:p>
          </table:table-cell>
        </table:table-row>
        <table:table-row table:style-name="ro1">
          <table:table-cell office:value-type="float" office:value="0.350283" calcext:value-type="float">
            <text:p>0.350283</text:p>
          </table:table-cell>
          <table:table-cell office:value-type="float" office:value="0.0488183" calcext:value-type="float">
            <text:p>0.0488183</text:p>
          </table:table-cell>
        </table:table-row>
        <table:table-row table:style-name="ro1">
          <table:table-cell office:value-type="float" office:value="0.3761446" calcext:value-type="float">
            <text:p>0.3761446</text:p>
          </table:table-cell>
          <table:table-cell office:value-type="float" office:value="0.0489296" calcext:value-type="float">
            <text:p>0.0489296</text:p>
          </table:table-cell>
        </table:table-row>
        <table:table-row table:style-name="ro1">
          <table:table-cell office:value-type="float" office:value="0.4018567" calcext:value-type="float">
            <text:p>0.4018567</text:p>
          </table:table-cell>
          <table:table-cell office:value-type="float" office:value="0.0488202" calcext:value-type="float">
            <text:p>0.0488202</text:p>
          </table:table-cell>
        </table:table-row>
        <table:table-row table:style-name="ro1">
          <table:table-cell office:value-type="float" office:value="0.4528441" calcext:value-type="float">
            <text:p>0.4528441</text:p>
          </table:table-cell>
          <table:table-cell office:value-type="float" office:value="0.0479351" calcext:value-type="float">
            <text:p>0.0479351</text:p>
          </table:table-cell>
        </table:table-row>
        <table:table-row table:style-name="ro1">
          <table:table-cell office:value-type="float" office:value="0.4781197" calcext:value-type="float">
            <text:p>0.4781197</text:p>
          </table:table-cell>
          <table:table-cell office:value-type="float" office:value="0.0471661" calcext:value-type="float">
            <text:p>0.0471661</text:p>
          </table:table-cell>
        </table:table-row>
        <table:table-row table:style-name="ro1">
          <table:table-cell office:value-type="float" office:value="0.5032514" calcext:value-type="float">
            <text:p>0.5032514</text:p>
          </table:table-cell>
          <table:table-cell office:value-type="float" office:value="0.0461903" calcext:value-type="float">
            <text:p>0.0461903</text:p>
          </table:table-cell>
        </table:table-row>
        <table:table-row table:style-name="ro1">
          <table:table-cell office:value-type="float" office:value="0.5282426" calcext:value-type="float">
            <text:p>0.5282426</text:p>
          </table:table-cell>
          <table:table-cell office:value-type="float" office:value="0.0450209" calcext:value-type="float">
            <text:p>0.0450209</text:p>
          </table:table-cell>
        </table:table-row>
        <table:table-row table:style-name="ro1">
          <table:table-cell office:value-type="float" office:value="0.5530937" calcext:value-type="float">
            <text:p>0.5530937</text:p>
          </table:table-cell>
          <table:table-cell office:value-type="float" office:value="0.0436741" calcext:value-type="float">
            <text:p>0.0436741</text:p>
          </table:table-cell>
        </table:table-row>
        <table:table-row table:style-name="ro1">
          <table:table-cell office:value-type="float" office:value="0.5778043" calcext:value-type="float">
            <text:p>0.5778043</text:p>
          </table:table-cell>
          <table:table-cell office:value-type="float" office:value="0.0421684" calcext:value-type="float">
            <text:p>0.0421684</text:p>
          </table:table-cell>
        </table:table-row>
        <table:table-row table:style-name="ro1">
          <table:table-cell office:value-type="float" office:value="0.6023757" calcext:value-type="float">
            <text:p>0.6023757</text:p>
          </table:table-cell>
          <table:table-cell office:value-type="float" office:value="0.0405241" calcext:value-type="float">
            <text:p>0.0405241</text:p>
          </table:table-cell>
        </table:table-row>
        <table:table-row table:style-name="ro1">
          <table:table-cell office:value-type="float" office:value="0.6268104" calcext:value-type="float">
            <text:p>0.6268104</text:p>
          </table:table-cell>
          <table:table-cell office:value-type="float" office:value="0.0387613" calcext:value-type="float">
            <text:p>0.0387613</text:p>
          </table:table-cell>
        </table:table-row>
        <table:table-row table:style-name="ro1">
          <table:table-cell office:value-type="float" office:value="0.6511093" calcext:value-type="float">
            <text:p>0.6511093</text:p>
          </table:table-cell>
          <table:table-cell office:value-type="float" office:value="0.036899" calcext:value-type="float">
            <text:p>0.036899</text:p>
          </table:table-cell>
        </table:table-row>
        <table:table-row table:style-name="ro1">
          <table:table-cell office:value-type="float" office:value="0.6752726" calcext:value-type="float">
            <text:p>0.6752726</text:p>
          </table:table-cell>
          <table:table-cell office:value-type="float" office:value="0.0349542" calcext:value-type="float">
            <text:p>0.0349542</text:p>
          </table:table-cell>
        </table:table-row>
        <table:table-row table:style-name="ro1">
          <table:table-cell office:value-type="float" office:value="0.6993027" calcext:value-type="float">
            <text:p>0.6993027</text:p>
          </table:table-cell>
          <table:table-cell office:value-type="float" office:value="0.0329402" calcext:value-type="float">
            <text:p>0.0329402</text:p>
          </table:table-cell>
        </table:table-row>
        <table:table-row table:style-name="ro1">
          <table:table-cell office:value-type="float" office:value="0.7231995" calcext:value-type="float">
            <text:p>0.7231995</text:p>
          </table:table-cell>
          <table:table-cell office:value-type="float" office:value="0.0308662" calcext:value-type="float">
            <text:p>0.0308662</text:p>
          </table:table-cell>
        </table:table-row>
        <table:table-row table:style-name="ro1">
          <table:table-cell office:value-type="float" office:value="0.7469658" calcext:value-type="float">
            <text:p>0.7469658</text:p>
          </table:table-cell>
          <table:table-cell office:value-type="float" office:value="0.0287365" calcext:value-type="float">
            <text:p>0.0287365</text:p>
          </table:table-cell>
        </table:table-row>
        <table:table-row table:style-name="ro1">
          <table:table-cell office:value-type="float" office:value="0.7705998" calcext:value-type="float">
            <text:p>0.7705998</text:p>
          </table:table-cell>
          <table:table-cell office:value-type="float" office:value="0.0265505" calcext:value-type="float">
            <text:p>0.0265505</text:p>
          </table:table-cell>
        </table:table-row>
        <table:table-row table:style-name="ro1">
          <table:table-cell office:value-type="float" office:value="0.7941055" calcext:value-type="float">
            <text:p>0.7941055</text:p>
          </table:table-cell>
          <table:table-cell office:value-type="float" office:value="0.0243027" calcext:value-type="float">
            <text:p>0.0243027</text:p>
          </table:table-cell>
        </table:table-row>
        <table:table-row table:style-name="ro1">
          <table:table-cell office:value-type="float" office:value="0.8174828" calcext:value-type="float">
            <text:p>0.8174828</text:p>
          </table:table-cell>
          <table:table-cell office:value-type="float" office:value="0.0219842" calcext:value-type="float">
            <text:p>0.0219842</text:p>
          </table:table-cell>
        </table:table-row>
        <table:table-row table:style-name="ro1">
          <table:table-cell office:value-type="float" office:value="0.8407324" calcext:value-type="float">
            <text:p>0.8407324</text:p>
          </table:table-cell>
          <table:table-cell office:value-type="float" office:value="0.0195838" calcext:value-type="float">
            <text:p>0.0195838</text:p>
          </table:table-cell>
        </table:table-row>
        <table:table-row table:style-name="ro1">
          <table:table-cell office:value-type="float" office:value="0.8638564" calcext:value-type="float">
            <text:p>0.8638564</text:p>
          </table:table-cell>
          <table:table-cell office:value-type="float" office:value="0.0170915" calcext:value-type="float">
            <text:p>0.0170915</text:p>
          </table:table-cell>
        </table:table-row>
        <table:table-row table:style-name="ro1">
          <table:table-cell office:value-type="float" office:value="0.8868235" calcext:value-type="float">
            <text:p>0.8868235</text:p>
          </table:table-cell>
          <table:table-cell office:value-type="float" office:value="0.0145051" calcext:value-type="float">
            <text:p>0.0145051</text:p>
          </table:table-cell>
        </table:table-row>
        <table:table-row table:style-name="ro1">
          <table:table-cell office:value-type="float" office:value="0.9061905" calcext:value-type="float">
            <text:p>0.9061905</text:p>
          </table:table-cell>
          <table:table-cell office:value-type="float" office:value="0.0122389" calcext:value-type="float">
            <text:p>0.0122389</text:p>
          </table:table-cell>
        </table:table-row>
        <table:table-row table:style-name="ro1">
          <table:table-cell office:value-type="float" office:value="0.9225336" calcext:value-type="float">
            <text:p>0.9225336</text:p>
          </table:table-cell>
          <table:table-cell office:value-type="float" office:value="0.0102727" calcext:value-type="float">
            <text:p>0.0102727</text:p>
          </table:table-cell>
        </table:table-row>
        <table:table-row table:style-name="ro1">
          <table:table-cell office:value-type="float" office:value="0.9363346" calcext:value-type="float">
            <text:p>0.9363346</text:p>
          </table:table-cell>
          <table:table-cell office:value-type="float" office:value="0.0085827" calcext:value-type="float">
            <text:p>0.0085827</text:p>
          </table:table-cell>
        </table:table-row>
        <table:table-row table:style-name="ro1">
          <table:table-cell office:value-type="float" office:value="0.9479946" calcext:value-type="float">
            <text:p>0.9479946</text:p>
          </table:table-cell>
          <table:table-cell office:value-type="float" office:value="0.0071423" calcext:value-type="float">
            <text:p>0.0071423</text:p>
          </table:table-cell>
        </table:table-row>
        <table:table-row table:style-name="ro1">
          <table:table-cell office:value-type="float" office:value="0.9578511" calcext:value-type="float">
            <text:p>0.9578511</text:p>
          </table:table-cell>
          <table:table-cell office:value-type="float" office:value="0.0059224" calcext:value-type="float">
            <text:p>0.0059224</text:p>
          </table:table-cell>
        </table:table-row>
        <table:table-row table:style-name="ro1">
          <table:table-cell office:value-type="float" office:value="0.9732361" calcext:value-type="float">
            <text:p>0.9732361</text:p>
          </table:table-cell>
          <table:table-cell office:value-type="float" office:value="0.004018" calcext:value-type="float">
            <text:p>0.004018</text:p>
          </table:table-cell>
        </table:table-row>
        <table:table-row table:style-name="ro1">
          <table:table-cell office:value-type="float" office:value="0.979202" calcext:value-type="float">
            <text:p>0.979202</text:p>
          </table:table-cell>
          <table:table-cell office:value-type="float" office:value="0.0032796" calcext:value-type="float">
            <text:p>0.0032796</text:p>
          </table:table-cell>
        </table:table-row>
        <table:table-row table:style-name="ro1">
          <table:table-cell office:value-type="float" office:value="0.9842508" calcext:value-type="float">
            <text:p>0.9842508</text:p>
          </table:table-cell>
          <table:table-cell office:value-type="float" office:value="0.0026547" calcext:value-type="float">
            <text:p>0.0026547</text:p>
          </table:table-cell>
        </table:table-row>
        <table:table-row table:style-name="ro1">
          <table:table-cell office:value-type="float" office:value="0.9885252" calcext:value-type="float">
            <text:p>0.9885252</text:p>
          </table:table-cell>
          <table:table-cell office:value-type="float" office:value="0.0021257" calcext:value-type="float">
            <text:p>0.0021257</text:p>
          </table:table-cell>
        </table:table-row>
        <table:table-row table:style-name="ro1">
          <table:table-cell office:value-type="float" office:value="0.9921438" calcext:value-type="float">
            <text:p>0.9921438</text:p>
          </table:table-cell>
          <table:table-cell office:value-type="float" office:value="0.0016778" calcext:value-type="float">
            <text:p>0.0016778</text:p>
          </table:table-cell>
        </table:table-row>
        <table:table-row table:style-name="ro1">
          <table:table-cell office:value-type="float" office:value="0.995208" calcext:value-type="float">
            <text:p>0.995208</text:p>
          </table:table-cell>
          <table:table-cell office:value-type="float" office:value="0.0012985" calcext:value-type="float">
            <text:p>0.0012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7052" calcext:value-type="float">
            <text:p>0.0007052</text:p>
          </table:table-cell>
        </table:table-row>
      </table:table>
      <table:table table:name="trailing edge extended" table:style-name="ta1">
        <table:table-column table:style-name="co1" table:number-columns-repeated="2" table:default-cell-style-name="ce1"/>
        <table:table-row table:style-name="ro1">
          <table:table-cell table:number-columns-repeated="2" office:value-type="float" office:value="0" calcext:value-type="float">
            <text:p>0.0000000</text:p>
          </table:table-cell>
        </table:table-row>
        <table:table-row table:style-name="ro1">
          <table:table-cell office:value-type="float" office:value="0.0000696" calcext:value-type="float">
            <text:p>0.0000696</text:p>
          </table:table-cell>
          <table:table-cell office:value-type="float" office:value="0.0014416" calcext:value-type="float">
            <text:p>0.0014416</text:p>
          </table:table-cell>
        </table:table-row>
        <table:table-row table:style-name="ro1">
          <table:table-cell office:value-type="float" office:value="0.0001675" calcext:value-type="float">
            <text:p>0.0001675</text:p>
          </table:table-cell>
          <table:table-cell office:value-type="float" office:value="0.0022554" calcext:value-type="float">
            <text:p>0.0022554</text:p>
          </table:table-cell>
        </table:table-row>
        <table:table-row table:style-name="ro1">
          <table:table-cell office:value-type="float" office:value="0.0003232" calcext:value-type="float">
            <text:p>0.0003232</text:p>
          </table:table-cell>
          <table:table-cell office:value-type="float" office:value="0.0031382" calcext:value-type="float">
            <text:p>0.0031382</text:p>
          </table:table-cell>
        </table:table-row>
        <table:table-row table:style-name="ro1">
          <table:table-cell office:value-type="float" office:value="0.0005508" calcext:value-type="float">
            <text:p>0.0005508</text:p>
          </table:table-cell>
          <table:table-cell office:value-type="float" office:value="0.0040959" calcext:value-type="float">
            <text:p>0.0040959</text:p>
          </table:table-cell>
        </table:table-row>
        <table:table-row table:style-name="ro1">
          <table:table-cell office:value-type="float" office:value="0.0008657" calcext:value-type="float">
            <text:p>0.0008657</text:p>
          </table:table-cell>
          <table:table-cell office:value-type="float" office:value="0.0051343" calcext:value-type="float">
            <text:p>0.0051343</text:p>
          </table:table-cell>
        </table:table-row>
        <table:table-row table:style-name="ro1">
          <table:table-cell office:value-type="float" office:value="0.0012868" calcext:value-type="float">
            <text:p>0.0012868</text:p>
          </table:table-cell>
          <table:table-cell office:value-type="float" office:value="0.0062598" calcext:value-type="float">
            <text:p>0.0062598</text:p>
          </table:table-cell>
        </table:table-row>
        <table:table-row table:style-name="ro1">
          <table:table-cell office:value-type="float" office:value="0.0018364" calcext:value-type="float">
            <text:p>0.0018364</text:p>
          </table:table-cell>
          <table:table-cell office:value-type="float" office:value="0.0074784" calcext:value-type="float">
            <text:p>0.0074784</text:p>
          </table:table-cell>
        </table:table-row>
        <table:table-row table:style-name="ro1">
          <table:table-cell office:value-type="float" office:value="0.0025441" calcext:value-type="float">
            <text:p>0.0025441</text:p>
          </table:table-cell>
          <table:table-cell office:value-type="float" office:value="0.0087958" calcext:value-type="float">
            <text:p>0.0087958</text:p>
          </table:table-cell>
        </table:table-row>
        <table:table-row table:style-name="ro1">
          <table:table-cell office:value-type="float" office:value="0.0034428" calcext:value-type="float">
            <text:p>0.0034428</text:p>
          </table:table-cell>
          <table:table-cell office:value-type="float" office:value="0.0102163" calcext:value-type="float">
            <text:p>0.0102163</text:p>
          </table:table-cell>
        </table:table-row>
        <table:table-row table:style-name="ro1">
          <table:table-cell office:value-type="float" office:value="0.0045704" calcext:value-type="float">
            <text:p>0.0045704</text:p>
          </table:table-cell>
          <table:table-cell office:value-type="float" office:value="0.0117419" calcext:value-type="float">
            <text:p>0.0117419</text:p>
          </table:table-cell>
        </table:table-row>
        <table:table-row table:style-name="ro1">
          <table:table-cell office:value-type="float" office:value="0.0059751" calcext:value-type="float">
            <text:p>0.0059751</text:p>
          </table:table-cell>
          <table:table-cell office:value-type="float" office:value="0.0133708" calcext:value-type="float">
            <text:p>0.0133708</text:p>
          </table:table-cell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0.0150951" calcext:value-type="float">
            <text:p>0.0150951</text:p>
          </table:table-cell>
        </table:table-row>
        <table:table-row table:style-name="ro1">
          <table:table-cell office:value-type="float" office:value="0.0098413" calcext:value-type="float">
            <text:p>0.0098413</text:p>
          </table:table-cell>
          <table:table-cell office:value-type="float" office:value="0.0168984" calcext:value-type="float">
            <text:p>0.0168984</text:p>
          </table:table-cell>
        </table:table-row>
        <table:table-row table:style-name="ro1">
          <table:table-cell office:value-type="float" office:value="0.0124479" calcext:value-type="float">
            <text:p>0.0124479</text:p>
          </table:table-cell>
          <table:table-cell office:value-type="float" office:value="0.0187537" calcext:value-type="float">
            <text:p>0.0187537</text:p>
          </table:table-cell>
        </table:table-row>
        <table:table-row table:style-name="ro1">
          <table:table-cell office:value-type="float" office:value="0.0156171" calcext:value-type="float">
            <text:p>0.0156171</text:p>
          </table:table-cell>
          <table:table-cell office:value-type="float" office:value="0.020622" calcext:value-type="float">
            <text:p>0.0206220</text:p>
          </table:table-cell>
        </table:table-row>
        <table:table-row table:style-name="ro1">
          <table:table-cell office:value-type="float" office:value="0.0194609" calcext:value-type="float">
            <text:p>0.0194609</text:p>
          </table:table-cell>
          <table:table-cell office:value-type="float" office:value="0.0224545" calcext:value-type="float">
            <text:p>0.0224545</text:p>
          </table:table-cell>
        </table:table-row>
        <table:table-row table:style-name="ro1">
          <table:table-cell office:value-type="float" office:value="0.0241067" calcext:value-type="float">
            <text:p>0.0241067</text:p>
          </table:table-cell>
          <table:table-cell office:value-type="float" office:value="0.0242004" calcext:value-type="float">
            <text:p>0.0242004</text:p>
          </table:table-cell>
        </table:table-row>
        <table:table-row table:style-name="ro1">
          <table:table-cell office:value-type="float" office:value="0.0297008" calcext:value-type="float">
            <text:p>0.0297008</text:p>
          </table:table-cell>
          <table:table-cell office:value-type="float" office:value="0.0258245" calcext:value-type="float">
            <text:p>0.0258245</text:p>
          </table:table-cell>
        </table:table-row>
        <table:table-row table:style-name="ro1">
          <table:table-cell office:value-type="float" office:value="0.0364261" calcext:value-type="float">
            <text:p>0.0364261</text:p>
          </table:table-cell>
          <table:table-cell office:value-type="float" office:value="0.0273317" calcext:value-type="float">
            <text:p>0.0273317</text:p>
          </table:table-cell>
        </table:table-row>
        <table:table-row table:style-name="ro1">
          <table:table-cell office:value-type="float" office:value="0.0444852" calcext:value-type="float">
            <text:p>0.0444852</text:p>
          </table:table-cell>
          <table:table-cell office:value-type="float" office:value="0.0287912" calcext:value-type="float">
            <text:p>0.0287912</text:p>
          </table:table-cell>
        </table:table-row>
        <table:table-row table:style-name="ro1">
          <table:table-cell office:value-type="float" office:value="0.0541248" calcext:value-type="float">
            <text:p>0.0541248</text:p>
          </table:table-cell>
          <table:table-cell office:value-type="float" office:value="0.0303278" calcext:value-type="float">
            <text:p>0.0303278</text:p>
          </table:table-cell>
        </table:table-row>
        <table:table-row table:style-name="ro1">
          <table:table-cell office:value-type="float" office:value="0.0656303" calcext:value-type="float">
            <text:p>0.0656303</text:p>
          </table:table-cell>
          <table:table-cell office:value-type="float" office:value="0.0320138" calcext:value-type="float">
            <text:p>0.0320138</text:p>
          </table:table-cell>
        </table:table-row>
        <table:table-row table:style-name="ro1">
          <table:table-cell office:value-type="float" office:value="0.0793366" calcext:value-type="float">
            <text:p>0.0793366</text:p>
          </table:table-cell>
          <table:table-cell office:value-type="float" office:value="0.0338372" calcext:value-type="float">
            <text:p>0.0338372</text:p>
          </table:table-cell>
        </table:table-row>
        <table:table-row table:style-name="ro1">
          <table:table-cell office:value-type="float" office:value="0.0956354" calcext:value-type="float">
            <text:p>0.0956354</text:p>
          </table:table-cell>
          <table:table-cell office:value-type="float" office:value="0.0357742" calcext:value-type="float">
            <text:p>0.0357742</text:p>
          </table:table-cell>
        </table:table-row>
        <table:table-row table:style-name="ro1">
          <table:table-cell office:value-type="float" office:value="0.1149796" calcext:value-type="float">
            <text:p>0.1149796</text:p>
          </table:table-cell>
          <table:table-cell office:value-type="float" office:value="0.0377923" calcext:value-type="float">
            <text:p>0.0377923</text:p>
          </table:table-cell>
        </table:table-row>
        <table:table-row table:style-name="ro1">
          <table:table-cell office:value-type="float" office:value="0.1378963" calcext:value-type="float">
            <text:p>0.1378963</text:p>
          </table:table-cell>
          <table:table-cell office:value-type="float" office:value="0.0398522" calcext:value-type="float">
            <text:p>0.0398522</text:p>
          </table:table-cell>
        </table:table-row>
        <table:table-row table:style-name="ro1">
          <table:table-cell office:value-type="float" office:value="0.1649976" calcext:value-type="float">
            <text:p>0.1649976</text:p>
          </table:table-cell>
          <table:table-cell office:value-type="float" office:value="0.0419089" calcext:value-type="float">
            <text:p>0.0419089</text:p>
          </table:table-cell>
        </table:table-row>
        <table:table-row table:style-name="ro1">
          <table:table-cell office:value-type="float" office:value="0.1919327" calcext:value-type="float">
            <text:p>0.1919327</text:p>
          </table:table-cell>
          <table:table-cell office:value-type="float" office:value="0.0436214" calcext:value-type="float">
            <text:p>0.0436214</text:p>
          </table:table-cell>
        </table:table-row>
        <table:table-row table:style-name="ro1">
          <table:table-cell office:value-type="float" office:value="0.2187096" calcext:value-type="float">
            <text:p>0.2187096</text:p>
          </table:table-cell>
          <table:table-cell office:value-type="float" office:value="0.0450507" calcext:value-type="float">
            <text:p>0.0450507</text:p>
          </table:table-cell>
        </table:table-row>
        <table:table-row table:style-name="ro1">
          <table:table-cell office:value-type="float" office:value="0.245331" calcext:value-type="float">
            <text:p>0.2453310</text:p>
          </table:table-cell>
          <table:table-cell office:value-type="float" office:value="0.0462358" calcext:value-type="float">
            <text:p>0.0462358</text:p>
          </table:table-cell>
        </table:table-row>
        <table:table-row table:style-name="ro1">
          <table:table-cell office:value-type="float" office:value="0.2717978" calcext:value-type="float">
            <text:p>0.2717978</text:p>
          </table:table-cell>
          <table:table-cell office:value-type="float" office:value="0.0471987" calcext:value-type="float">
            <text:p>0.0471987</text:p>
          </table:table-cell>
        </table:table-row>
        <table:table-row table:style-name="ro1">
          <table:table-cell office:value-type="float" office:value="0.2981113" calcext:value-type="float">
            <text:p>0.2981113</text:p>
          </table:table-cell>
          <table:table-cell office:value-type="float" office:value="0.0479494" calcext:value-type="float">
            <text:p>0.0479494</text:p>
          </table:table-cell>
        </table:table-row>
        <table:table-row table:style-name="ro1">
          <table:table-cell office:value-type="float" office:value="0.3242726" calcext:value-type="float">
            <text:p>0.3242726</text:p>
          </table:table-cell>
          <table:table-cell office:value-type="float" office:value="0.0484902" calcext:value-type="float">
            <text:p>0.0484902</text:p>
          </table:table-cell>
        </table:table-row>
        <table:table-row table:style-name="ro1">
          <table:table-cell office:value-type="float" office:value="0.350283" calcext:value-type="float">
            <text:p>0.3502830</text:p>
          </table:table-cell>
          <table:table-cell office:value-type="float" office:value="0.0488183" calcext:value-type="float">
            <text:p>0.0488183</text:p>
          </table:table-cell>
        </table:table-row>
        <table:table-row table:style-name="ro1">
          <table:table-cell office:value-type="float" office:value="0.3761446" calcext:value-type="float">
            <text:p>0.3761446</text:p>
          </table:table-cell>
          <table:table-cell office:value-type="float" office:value="0.0489296" calcext:value-type="float">
            <text:p>0.0489296</text:p>
          </table:table-cell>
        </table:table-row>
        <table:table-row table:style-name="ro1">
          <table:table-cell office:value-type="float" office:value="0.4018567" calcext:value-type="float">
            <text:p>0.4018567</text:p>
          </table:table-cell>
          <table:table-cell office:value-type="float" office:value="0.0488202" calcext:value-type="float">
            <text:p>0.0488202</text:p>
          </table:table-cell>
        </table:table-row>
        <table:table-row table:style-name="ro1">
          <table:table-cell office:value-type="float" office:value="0.4528441" calcext:value-type="float">
            <text:p>0.4528441</text:p>
          </table:table-cell>
          <table:table-cell office:value-type="float" office:value="0.0479351" calcext:value-type="float">
            <text:p>0.0479351</text:p>
          </table:table-cell>
        </table:table-row>
        <table:table-row table:style-name="ro1">
          <table:table-cell office:value-type="float" office:value="0.4781197" calcext:value-type="float">
            <text:p>0.4781197</text:p>
          </table:table-cell>
          <table:table-cell office:value-type="float" office:value="0.0471661" calcext:value-type="float">
            <text:p>0.0471661</text:p>
          </table:table-cell>
        </table:table-row>
        <table:table-row table:style-name="ro1">
          <table:table-cell office:value-type="float" office:value="0.5032514" calcext:value-type="float">
            <text:p>0.5032514</text:p>
          </table:table-cell>
          <table:table-cell office:value-type="float" office:value="0.0461903" calcext:value-type="float">
            <text:p>0.0461903</text:p>
          </table:table-cell>
        </table:table-row>
        <table:table-row table:style-name="ro1">
          <table:table-cell office:value-type="float" office:value="0.5282426" calcext:value-type="float">
            <text:p>0.5282426</text:p>
          </table:table-cell>
          <table:table-cell office:value-type="float" office:value="0.0450209" calcext:value-type="float">
            <text:p>0.0450209</text:p>
          </table:table-cell>
        </table:table-row>
        <table:table-row table:style-name="ro1">
          <table:table-cell office:value-type="float" office:value="0.5530937" calcext:value-type="float">
            <text:p>0.5530937</text:p>
          </table:table-cell>
          <table:table-cell office:value-type="float" office:value="0.0436741" calcext:value-type="float">
            <text:p>0.0436741</text:p>
          </table:table-cell>
        </table:table-row>
        <table:table-row table:style-name="ro1">
          <table:table-cell office:value-type="float" office:value="0.5778043" calcext:value-type="float">
            <text:p>0.5778043</text:p>
          </table:table-cell>
          <table:table-cell office:value-type="float" office:value="0.0421684" calcext:value-type="float">
            <text:p>0.0421684</text:p>
          </table:table-cell>
        </table:table-row>
        <table:table-row table:style-name="ro1">
          <table:table-cell office:value-type="float" office:value="0.6023757" calcext:value-type="float">
            <text:p>0.6023757</text:p>
          </table:table-cell>
          <table:table-cell office:value-type="float" office:value="0.0405241" calcext:value-type="float">
            <text:p>0.0405241</text:p>
          </table:table-cell>
        </table:table-row>
        <table:table-row table:style-name="ro1">
          <table:table-cell office:value-type="float" office:value="0.6268104" calcext:value-type="float">
            <text:p>0.6268104</text:p>
          </table:table-cell>
          <table:table-cell office:value-type="float" office:value="0.0387613" calcext:value-type="float">
            <text:p>0.0387613</text:p>
          </table:table-cell>
        </table:table-row>
        <table:table-row table:style-name="ro1">
          <table:table-cell office:value-type="float" office:value="0.6511093" calcext:value-type="float">
            <text:p>0.6511093</text:p>
          </table:table-cell>
          <table:table-cell office:value-type="float" office:value="0.036899" calcext:value-type="float">
            <text:p>0.0368990</text:p>
          </table:table-cell>
        </table:table-row>
        <table:table-row table:style-name="ro1">
          <table:table-cell office:value-type="float" office:value="0.6752726" calcext:value-type="float">
            <text:p>0.6752726</text:p>
          </table:table-cell>
          <table:table-cell office:value-type="float" office:value="0.0349542" calcext:value-type="float">
            <text:p>0.0349542</text:p>
          </table:table-cell>
        </table:table-row>
        <table:table-row table:style-name="ro1">
          <table:table-cell office:value-type="float" office:value="0.6993027" calcext:value-type="float">
            <text:p>0.6993027</text:p>
          </table:table-cell>
          <table:table-cell office:value-type="float" office:value="0.0329402" calcext:value-type="float">
            <text:p>0.0329402</text:p>
          </table:table-cell>
        </table:table-row>
        <table:table-row table:style-name="ro1">
          <table:table-cell office:value-type="float" office:value="0.7231995" calcext:value-type="float">
            <text:p>0.7231995</text:p>
          </table:table-cell>
          <table:table-cell office:value-type="float" office:value="0.0308662" calcext:value-type="float">
            <text:p>0.0308662</text:p>
          </table:table-cell>
        </table:table-row>
        <table:table-row table:style-name="ro1">
          <table:table-cell office:value-type="float" office:value="0.7469658" calcext:value-type="float">
            <text:p>0.7469658</text:p>
          </table:table-cell>
          <table:table-cell office:value-type="float" office:value="0.0287365" calcext:value-type="float">
            <text:p>0.0287365</text:p>
          </table:table-cell>
        </table:table-row>
        <table:table-row table:style-name="ro1">
          <table:table-cell office:value-type="float" office:value="0.7705998" calcext:value-type="float">
            <text:p>0.7705998</text:p>
          </table:table-cell>
          <table:table-cell office:value-type="float" office:value="0.0265505" calcext:value-type="float">
            <text:p>0.0265505</text:p>
          </table:table-cell>
        </table:table-row>
        <table:table-row table:style-name="ro1">
          <table:table-cell office:value-type="float" office:value="0.7941055" calcext:value-type="float">
            <text:p>0.7941055</text:p>
          </table:table-cell>
          <table:table-cell office:value-type="float" office:value="0.0243027" calcext:value-type="float">
            <text:p>0.0243027</text:p>
          </table:table-cell>
        </table:table-row>
        <table:table-row table:style-name="ro1">
          <table:table-cell office:value-type="float" office:value="0.8174828" calcext:value-type="float">
            <text:p>0.8174828</text:p>
          </table:table-cell>
          <table:table-cell office:value-type="float" office:value="0.0219842" calcext:value-type="float">
            <text:p>0.0219842</text:p>
          </table:table-cell>
        </table:table-row>
        <table:table-row table:style-name="ro1">
          <table:table-cell office:value-type="float" office:value="0.8407324" calcext:value-type="float">
            <text:p>0.8407324</text:p>
          </table:table-cell>
          <table:table-cell office:value-type="float" office:value="0.0195838" calcext:value-type="float">
            <text:p>0.0195838</text:p>
          </table:table-cell>
        </table:table-row>
        <table:table-row table:style-name="ro1">
          <table:table-cell office:value-type="float" office:value="0.8638564" calcext:value-type="float">
            <text:p>0.8638564</text:p>
          </table:table-cell>
          <table:table-cell office:value-type="float" office:value="0.0170915" calcext:value-type="float">
            <text:p>0.0170915</text:p>
          </table:table-cell>
        </table:table-row>
        <table:table-row table:style-name="ro1">
          <table:table-cell office:value-type="float" office:value="0.8868235" calcext:value-type="float">
            <text:p>0.8868235</text:p>
          </table:table-cell>
          <table:table-cell office:value-type="float" office:value="0.0145051" calcext:value-type="float">
            <text:p>0.0145051</text:p>
          </table:table-cell>
        </table:table-row>
        <table:table-row table:style-name="ro1">
          <table:table-cell office:value-type="float" office:value="0.9061905" calcext:value-type="float">
            <text:p>0.9061905</text:p>
          </table:table-cell>
          <table:table-cell office:value-type="float" office:value="0.0122389" calcext:value-type="float">
            <text:p>0.0122389</text:p>
          </table:table-cell>
        </table:table-row>
        <table:table-row table:style-name="ro1">
          <table:table-cell office:value-type="float" office:value="0.9225336" calcext:value-type="float">
            <text:p>0.9225336</text:p>
          </table:table-cell>
          <table:table-cell office:value-type="float" office:value="0.0102727" calcext:value-type="float">
            <text:p>0.0102727</text:p>
          </table:table-cell>
        </table:table-row>
        <table:table-row table:style-name="ro1">
          <table:table-cell office:value-type="float" office:value="0.9363346" calcext:value-type="float">
            <text:p>0.9363346</text:p>
          </table:table-cell>
          <table:table-cell office:value-type="float" office:value="0.0085827" calcext:value-type="float">
            <text:p>0.0085827</text:p>
          </table:table-cell>
        </table:table-row>
        <table:table-row table:style-name="ro1">
          <table:table-cell office:value-type="float" office:value="0.9479946" calcext:value-type="float">
            <text:p>0.9479946</text:p>
          </table:table-cell>
          <table:table-cell office:value-type="float" office:value="0.0071423" calcext:value-type="float">
            <text:p>0.0071423</text:p>
          </table:table-cell>
        </table:table-row>
        <table:table-row table:style-name="ro1">
          <table:table-cell office:value-type="float" office:value="0.9578511" calcext:value-type="float">
            <text:p>0.9578511</text:p>
          </table:table-cell>
          <table:table-cell office:value-type="float" office:value="0.0059224" calcext:value-type="float">
            <text:p>0.0059224</text:p>
          </table:table-cell>
        </table:table-row>
        <table:table-row table:style-name="ro1">
          <table:table-cell office:value-type="float" office:value="0.9732361" calcext:value-type="float">
            <text:p>0.9732361</text:p>
          </table:table-cell>
          <table:table-cell office:value-type="float" office:value="0.004018" calcext:value-type="float">
            <text:p>0.0040180</text:p>
          </table:table-cell>
        </table:table-row>
        <table:table-row table:style-name="ro1">
          <table:table-cell office:value-type="float" office:value="0.979202" calcext:value-type="float">
            <text:p>0.9792020</text:p>
          </table:table-cell>
          <table:table-cell office:value-type="float" office:value="0.0032796" calcext:value-type="float">
            <text:p>0.0032796</text:p>
          </table:table-cell>
        </table:table-row>
        <table:table-row table:style-name="ro1">
          <table:table-cell office:value-type="float" office:value="0.9842508" calcext:value-type="float">
            <text:p>0.9842508</text:p>
          </table:table-cell>
          <table:table-cell office:value-type="float" office:value="0.0026547" calcext:value-type="float">
            <text:p>0.0026547</text:p>
          </table:table-cell>
        </table:table-row>
        <table:table-row table:style-name="ro1">
          <table:table-cell office:value-type="float" office:value="0.9885252" calcext:value-type="float">
            <text:p>0.9885252</text:p>
          </table:table-cell>
          <table:table-cell office:value-type="float" office:value="0.0021257" calcext:value-type="float">
            <text:p>0.0021257</text:p>
          </table:table-cell>
        </table:table-row>
        <table:table-row table:style-name="ro1">
          <table:table-cell office:value-type="float" office:value="0.9921438" calcext:value-type="float">
            <text:p>0.9921438</text:p>
          </table:table-cell>
          <table:table-cell office:value-type="float" office:value="0.0016778" calcext:value-type="float">
            <text:p>0.0016778</text:p>
          </table:table-cell>
        </table:table-row>
        <table:table-row table:style-name="ro1">
          <table:table-cell office:value-type="float" office:value="0.995208" calcext:value-type="float">
            <text:p>0.9952080</text:p>
          </table:table-cell>
          <table:table-cell office:value-type="float" office:value="0.0012985" calcext:value-type="float">
            <text:p>0.0012985</text:p>
          </table:table-cell>
        </table:table-row>
        <table:table-row table:style-name="ro1">
          <table:table-cell office:value-type="float" office:value="1" calcext:value-type="float">
            <text:p>1.0000000</text:p>
          </table:table-cell>
          <table:table-cell office:value-type="float" office:value="0.0007052" calcext:value-type="float">
            <text:p>0.0007052</text:p>
          </table:table-cell>
        </table:table-row>
        <table:table-row table:style-name="ro1">
          <table:table-cell table:formula="of:=[.A68] + [.B68]*([.A68]-[.A67])/([.B67]-[.B68])" office:value-type="float" office:value="1.00569580043823" calcext:value-type="float">
            <text:p>1.0056958</text:p>
          </table:table-cell>
          <table:table-cell office:value-type="float" office:value="0" calcext:value-type="float">
            <text:p>0.0000000</text:p>
          </table:table-cell>
        </table:table-row>
        <table:table-row table:style-name="ro1" table:number-rows-repeated="104850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19T12:37:21.135268504</dc:date>
    <meta:editing-duration>PT10M6S</meta:editing-duration>
    <meta:editing-cycles>2</meta:editing-cycles>
    <meta:document-statistic meta:table-count="3" meta:cell-count="418" meta:object-count="0"/>
  </office:meta>
</office:document-meta>
</file>